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T6" style:parent-style-name="Policepardéfaut" style:family="text">
      <style:text-properties fo:font-weight="bold" style:font-weight-asian="bold" style:font-weight-complex="bold"/>
    </style:style>
    <style:style style:name="P7" style:parent-style-name="Normal" style:list-style-name="LFO2"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3" style:family="paragraph"/>
    <style:style style:name="T11" style:parent-style-name="Policepardéfaut" style:family="text">
      <style:text-properties fo:font-weight="bold" style:font-weight-asian="bold" style:font-weight-complex="bold"/>
    </style:style>
    <style:style style:name="P12" style:parent-style-name="Normal" style:list-style-name="LFO3" style:family="paragraph"/>
    <style:style style:name="T13" style:parent-style-name="Policepardéfaut" style:family="text">
      <style:text-properties fo:font-style="italic" style:font-style-asian="italic" style:font-style-complex="italic"/>
    </style:style>
    <style:style style:name="P14" style:parent-style-name="Normal" style:list-style-name="LFO3" style:family="paragraph"/>
    <style:style style:name="T15" style:parent-style-name="Policepardéfaut" style:family="text">
      <style:text-properties fo:font-style="italic" style:font-style-asian="italic" style:font-style-complex="italic"/>
    </style:style>
    <style:style style:name="P16" style:parent-style-name="Normal" style:list-style-name="LFO3" style:family="paragraph"/>
    <style:style style:name="T17" style:parent-style-name="Policepardéfaut" style:family="text">
      <style:text-properties fo:font-weight="bold" style:font-weight-asian="bold" style:font-weight-complex="bold"/>
    </style:style>
    <style:style style:name="P18" style:parent-style-name="Normal" style:list-style-name="LFO3" style:family="paragraph"/>
    <style:style style:name="T19" style:parent-style-name="Policepardéfaut" style:family="text">
      <style:text-properties fo:font-style="italic" style:font-style-asian="italic" style:font-style-complex="italic"/>
    </style:style>
    <style:style style:name="P20" style:parent-style-name="Normal" style:list-style-name="LFO3" style:family="paragraph"/>
    <style:style style:name="T21" style:parent-style-name="Policepardéfaut" style:family="text">
      <style:text-properties fo:font-style="italic" style:font-style-asian="italic" style:font-style-complex="italic"/>
    </style:style>
    <style:style style:name="P22" style:parent-style-name="Normal" style:list-style-name="LFO3" style:family="paragraph"/>
    <style:style style:name="T23" style:parent-style-name="Policepardéfaut" style:family="text">
      <style:text-properties fo:font-weight="bold" style:font-weight-asian="bold" style:font-weight-complex="bold"/>
    </style:style>
    <style:style style:name="P24" style:parent-style-name="Normal" style:list-style-name="LFO3" style:family="paragraph"/>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fo:font-weight="bold" style:font-weight-asian="bold" style:font-weight-complex="bold"/>
    </style:style>
    <style:style style:name="P28" style:parent-style-name="Normal" style:list-style-name="LFO4" style:family="paragraph"/>
    <style:style style:name="T29" style:parent-style-name="Policepardéfaut" style:family="text">
      <style:text-properties fo:font-weight="bold" style:font-weight-asian="bold" style:font-weight-complex="bold"/>
    </style:style>
    <style:style style:name="P30" style:parent-style-name="Normal" style:list-style-name="LFO4" style:family="paragraph"/>
    <style:style style:name="T31" style:parent-style-name="Policepardéfaut" style:family="text">
      <style:text-properties fo:font-weight="bold" style:font-weight-asian="bold" style:font-weight-complex="bold"/>
    </style:style>
    <style:style style:name="P32" style:parent-style-name="Normal" style:list-style-name="LFO4" style:family="paragraph"/>
    <style:style style:name="T33" style:parent-style-name="Policepardéfaut" style:family="text">
      <style:text-properties fo:font-weight="bold" style:font-weight-asian="bold" style:font-weight-complex="bold"/>
    </style:style>
    <style:style style:name="T34" style:parent-style-name="Policepardéfaut" style:family="text">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list-style-name="LFO5" style:family="paragraph"/>
    <style:style style:name="T37" style:parent-style-name="Policepardéfaut" style:family="text">
      <style:text-properties fo:font-weight="bold" style:font-weight-asian="bold" style:font-weight-complex="bold"/>
    </style:style>
    <style:style style:name="P38" style:parent-style-name="Normal" style:list-style-name="LFO5" style:family="paragraph"/>
    <style:style style:name="T39" style:parent-style-name="Policepardéfaut" style:family="text">
      <style:text-properties fo:font-weight="bold" style:font-weight-asian="bold" style:font-weight-complex="bold"/>
    </style:style>
    <style:style style:name="P40" style:parent-style-name="Normal" style:list-style-name="LFO5" style:family="paragraph"/>
    <style:style style:name="T41" style:parent-style-name="Policepardéfaut"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list-style-name="LFO6" style:family="paragraph"/>
    <style:style style:name="T44" style:parent-style-name="Policepardéfaut" style:family="text">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name="T49" style:parent-style-name="Policepardéfau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list-style-name="LFO7" style:family="paragraph"/>
    <style:style style:name="P52" style:parent-style-name="Normal" style:family="paragraph">
      <style:text-properties fo:font-weight="bold" style:font-weight-asian="bold" style:font-weight-complex="bold"/>
    </style:style>
    <style:style style:name="T53" style:parent-style-name="Policepardéfaut" style:family="text">
      <style:text-properties fo:font-weight="bold" style:font-weight-asian="bold" style:font-weight-complex="bold"/>
    </style:style>
    <style:style style:name="P54" style:parent-style-name="Normal" style:list-style-name="LFO9" style:family="paragraph"/>
    <style:style style:name="P55" style:parent-style-name="Normal" style:list-style-name="LFO9" style:family="paragraph"/>
  </office:automatic-styles>
  <office:body>
    <office:text text:use-soft-page-breaks="true">
      <text:p text:style-name="P1"><text:span text:style-name="T2">Titre du projet :</text:span><text:s/>Développement d'un portail web de gestion pour<text:s/>Palmes en Cornouaille</text:p>
      <text:p text:style-name="Normal">1. Introduction</text:p>
      <text:p text:style-name="Normal">Dans le cadre de ma formation en BTS SIO (Services Informatiques aux Organisations), j'ai effectué un stage de 6 semaines au sein de<text:s/>Palmes en Cornouaille.<text:s/>Ce stage avait pour objectif principal la création de l'outil numérique du club. La mission qui m'a été confiée consistait à développer une application web dynamique permettant la gestion des actualités, des groupes de<text:s/>nageurs<text:s/>et la communication avec les adhérents.</text:p>
      <text:p text:style-name="Normal">2. L'organisation</text:p>
      <text:p text:style-name="Normal">L'organisation d'accueil est un club de<text:s/>natation avec palmes<text:s/>affilié à la FFESSM (Fédération Française d'Études et de Sports Sous-Marins), comme en témoigne l'intégration des logos fédéraux sur les supports de communication.</text:p>
      <text:list text:style-name="LFO1" text:continue-numbering="true">
        <text:list-item>
          <text:p text:style-name="P3"><text:span text:style-name="T4">Activité :</text:span><text:s/>Club de sport (Nage avec palmes, Apnée).</text:p>
        </text:list-item>
        <text:list-item>
          <text:p text:style-name="P5"><text:span text:style-name="T6">Public :</text:span><text:s/>Adhérents, compétiteurs, débutants.</text:p>
        </text:list-item>
      </text:list>
      <text:p text:style-name="Normal">3. Nature du projet ou de la mission<text:s/></text:p>
      <text:p text:style-name="Normal">Le besoin initial est né du manque de représentation sur le web ainsi que la difficulté à récupérer les informations liées au club.</text:p>
      <text:p text:style-name="Normal">L'objectif était de fournir une solution "sur-mesure" capable de :</text:p>
      <text:list text:style-name="LFO2" text:continue-numbering="true">
        <text:list-item>
          <text:p text:style-name="P7">Présenter les activités (Groupes, Calendriers).</text:p>
        </text:list-item>
        <text:list-item>
          <text:p text:style-name="P8">Permettre aux administrateurs du club de gérer les actualités en autonomie via un Back-Office sécurisé.</text:p>
        </text:list-item>
        <text:list-item>
          <text:p text:style-name="P9">Centraliser les informations partenaires et institutionnelles.</text:p>
        </text:list-item>
      </text:list>
      <text:p text:style-name="Normal">4. Solutions possibles</text:p>
      <text:p text:style-name="Normal">Pour répondre à ce besoin, plusieurs axes techniques ont été envisagés :</text:p>
      <text:list text:style-name="LFO3" text:continue-numbering="true">
        <text:list-item>
          <text:p text:style-name="P10"><text:span text:style-name="T11">Solution 1 : CMS (Wordpress/Joomla).</text:span></text:p>
          <text:list text:continue-numbering="true">
            <text:list-item>
              <text:p text:style-name="P12"><text:span text:style-name="T13">Avantage :</text:span><text:s/>Mise en place rapide.</text:p>
            </text:list-item>
            <text:list-item>
              <text:p text:style-name="P14"><text:span text:style-name="T15">Inconvénient :</text:span><text:s/>Souvent lourd, maintenance des plugins.</text:p>
            </text:list-item>
          </text:list>
        </text:list-item>
        <text:list-item>
          <text:p text:style-name="P16"><text:span text:style-name="T17">Solution 2 : Développement "From Scratch" (PHP pur).</text:span></text:p>
          <text:list text:continue-numbering="true">
            <text:list-item>
              <text:p text:style-name="P18"><text:span text:style-name="T19">Avantage :</text:span><text:s/>Maîtrise totale du code.</text:p>
            </text:list-item>
            <text:list-item>
              <text:p text:style-name="P20"><text:span text:style-name="T21">Inconvénient :</text:span><text:s/>Sécurité à gérer manuellement.</text:p>
            </text:list-item>
          </text:list>
        </text:list-item>
        <text:list-item>
          <text:p text:style-name="P22"><text:span text:style-name="T23">Solution 3 : Utilisation d'un Framework PHP (Solution retenue).</text:span></text:p>
          <text:soft-page-break/>
          <text:list text:continue-numbering="true">
            <text:list-item>
              <text:p text:style-name="P24"><text:span text:style-name="T25">Avantage :</text:span><text:s/>Structure MVC (Modèle-Vue-Contrôleur), outils de sécurité intégrés, respect des standards de développement.</text:p>
            </text:list-item>
          </text:list>
        </text:list-item>
      </text:list>
      <text:p text:style-name="Normal">5. Solution retenue</text:p>
      <text:p text:style-name="Normal">J'ai porté mon choix sur le framework<text:s/><text:span text:style-name="T26">CodeIgniter 4</text:span>.</text:p>
      <text:p text:style-name="Normal"><text:span text:style-name="T27">Pourquoi ce choix technique ?</text:span></text:p>
      <text:list text:style-name="LFO4" text:continue-numbering="true">
        <text:list-item>
          <text:p text:style-name="P28"><text:span text:style-name="T29">Architecture MVC :</text:span><text:s/>Le projet est clairement découpé. Par exemple, le fichier BaseController.php sert de fondation à tous les contrôleurs, ce qui permet de centraliser les chargements de librairies et la logique commune.</text:p>
        </text:list-item>
        <text:list-item>
          <text:p text:style-name="P30"><text:span text:style-name="T31">Performance :</text:span><text:s/>CodeIgniter est réputé pour sa légèreté par rapport à Symfony ou Laravel, ce qui est adapté à un hébergement mutualisé souvent utilisé par les associations.</text:p>
        </text:list-item>
        <text:list-item>
          <text:p text:style-name="P32"><text:span text:style-name="T33">Sécurité :</text:span><text:s/>Le framework gère nativement la protection contre les failles (XSS, CSRF).</text:p>
        </text:list-item>
      </text:list>
      <text:p text:style-name="Normal">6. Réalisation et mise en œuvre</text:p>
      <text:p text:style-name="Normal">Le développement a suivi une méthodologie itérative, en s'appuyant sur l'outil<text:s/><text:span text:style-name="T34">GitHub</text:span><text:s/>pour gérer l'historique du code.</text:p>
      <text:p text:style-name="P35">6.1 Architecture Logicielle</text:p>
      <text:p text:style-name="Normal">L'application respecte le motif de conception MVC :</text:p>
      <text:list text:style-name="LFO5" text:continue-numbering="true">
        <text:list-item>
          <text:p text:style-name="P36"><text:span text:style-name="T37">Les Modèles (Models) :</text:span><text:s/>J'ai créé des modèles pour interagir avec la base de données, comme ActualiteModel.php ou PartenaireModel.php. Ces fichiers contiennent les requêtes SQL.</text:p>
        </text:list-item>
        <text:list-item>
          <text:p text:style-name="P38"><text:span text:style-name="T39">Les Vues (Views) :</text:span><text:s/>L'interface utilisateur est gérée via des fichiers PHP/HTML. J'ai mis en place un système de "Layout" (l_global.php) qui permet d'avoir une structure commune (Header, Menu, Footer) sur toutes les pages, évitant la duplication de code.</text:p>
        </text:list-item>
        <text:list-item>
          <text:p text:style-name="P40"><text:span text:style-name="T41">Les Contrôleurs (Controllers) :</text:span><text:s/>Ils font le lien entre le modèle et la vue. Par exemple, Actualites.php gère la récupération des données et leur envoi à la vue.</text:p>
        </text:list-item>
      </text:list>
      <text:p text:style-name="P42">6.2 Fonctionnalités clés développées</text:p>
      <text:list text:style-name="LFO6" text:continue-numbering="true">
        <text:list-item>
          <text:p text:style-name="P43"><text:span text:style-name="T44">Système d'Actualités (CRUD) :</text:span><text:s/>J'ai développé un module complet d'administration des actualités (Controllers/Admin/Actualites.php). Il permet de :</text:p>
          <text:list text:continue-numbering="true">
            <text:list-item>
              <text:p text:style-name="P45">Lister les articles (index).</text:p>
            </text:list-item>
            <text:list-item>
              <text:p text:style-name="P46">Créer et éditer des articles avec validation des formulaires (create, update).</text:p>
            </text:list-item>
            <text:list-item>
              <text:p text:style-name="P47">Gérer l'upload et la suppression d'images associées, avec nettoyage automatique du serveur (handleImageUpload, deleteImage).</text:p>
            </text:list-item>
          </text:list>
        </text:list-item>
        <text:list-item>
          <text:p text:style-name="P48"><text:span text:style-name="T49">Espace Public :</text:span><text:s/>Affichage dynamique des informations du club, intégrant les réseaux sociaux et les partenaires.</text:p>
        </text:list-item>
      </text:list>
      <text:p text:style-name="P50">6.3 Difficultés rencontrées</text:p>
      <text:list text:style-name="LFO7" text:continue-numbering="true">
        <text:list-item>
          <text:p text:style-name="P51">Une difficulté technique s'est posée sur la gestion des uploads d'images lors de la modification d'un article (remplacer l'ancienne image sans laisser de fichiers orphelins). J'ai résolu cela en vérifiant l'existence du fichier avant suppression via unlink dans le contrôleur.</text:p>
        </text:list-item>
      </text:list>
      <text:p text:style-name="Normal">7. Conclusion<text:s/></text:p>
      <text:p text:style-name="P52">État des lieux</text:p>
      <text:p text:style-name="Normal">À l'issue de ces 6 semaines, l'application est fonctionnelle sur ses briques principales (Accueil, Gestion des Actualités). L'architecture MVC mise en place via CodeIgniter rend le code maintenable et évolutif.</text:p>
      <text:p text:style-name="Normal"><text:span text:style-name="T53">Bilan personnel</text:span></text:p>
      <text:p text:style-name="Normal">Ce stage m'a permis de comprendre la rigueur nécessaire au développement Back-End<text:s/>et Front-end.</text:p>
      <text:list text:style-name="LFO9" text:continue-numbering="true">
        <text:list-item>
          <text:p text:style-name="P54">J'ai appris à utiliser un Framework professionnel (CodeIgniter).</text:p>
        </text:list-item>
        <text:list-item>
          <text:p text:style-name="P55">J'ai compris l'importance de "penser utilisateur" pour l'interface d'administrati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iss _</meta:initial-creator>
    <dc:creator>Titiss _</dc:creator>
    <meta:creation-date>2026-01-27T09:21:00Z</meta:creation-date>
    <dc:date>2026-01-27T09:33:00Z</dc:date>
    <meta:template xlink:href="Normal.dotm" xlink:type="simple"/>
    <meta:editing-cycles>1</meta:editing-cycles>
    <meta:editing-duration>PT720S</meta:editing-duration>
    <meta:document-statistic meta:page-count="3" meta:paragraph-count="9" meta:word-count="707" meta:character-count="4587" meta:row-count="32" meta:non-whitespace-character-count="3889"/>
  </office:meta>
</office:document-meta>
</file>